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12b06c" officeooo:paragraph-rsid="0012b06c"/>
    </style:style>
    <style:style style:name="P2" style:family="paragraph" style:parent-style-name="Text_20_body">
      <style:text-properties officeooo:rsid="0012b06c" officeooo:paragraph-rsid="0012b06c"/>
    </style:style>
    <style:style style:name="P3" style:family="paragraph" style:parent-style-name="Text_20_body">
      <style:text-properties officeooo:rsid="0012b06c" officeooo:paragraph-rsid="0012f854"/>
    </style:style>
    <style:style style:name="P4" style:family="paragraph" style:parent-style-name="Text_20_body">
      <style:text-properties officeooo:rsid="0012f854" officeooo:paragraph-rsid="0012f854"/>
    </style:style>
    <style:style style:name="P5" style:family="paragraph" style:parent-style-name="Text_20_body">
      <style:text-properties officeooo:rsid="0014e83b" officeooo:paragraph-rsid="00180de8"/>
    </style:style>
    <style:style style:name="P6" style:family="paragraph" style:parent-style-name="Text_20_body">
      <style:text-properties officeooo:rsid="001619f9" officeooo:paragraph-rsid="001619f9"/>
    </style:style>
    <style:style style:name="P7" style:family="paragraph" style:parent-style-name="Text_20_body">
      <style:text-properties officeooo:rsid="00180de8" officeooo:paragraph-rsid="00180de8"/>
    </style:style>
    <style:style style:name="P8" style:family="paragraph" style:parent-style-name="Text_20_body">
      <style:text-properties officeooo:rsid="00180de8" officeooo:paragraph-rsid="001a0ab9"/>
    </style:style>
    <style:style style:name="P9" style:family="paragraph" style:parent-style-name="Text_20_body">
      <style:text-properties officeooo:rsid="00180de8" officeooo:paragraph-rsid="001ba307"/>
    </style:style>
    <style:style style:name="P10" style:family="paragraph" style:parent-style-name="Text_20_body">
      <style:text-properties officeooo:rsid="001c5e52" officeooo:paragraph-rsid="001c5e52"/>
    </style:style>
    <style:style style:name="P11" style:family="paragraph" style:parent-style-name="Subtitle">
      <style:text-properties officeooo:rsid="0012b06c" officeooo:paragraph-rsid="0012b06c"/>
    </style:style>
    <style:style style:name="T1" style:family="text">
      <style:text-properties officeooo:rsid="0012f854"/>
    </style:style>
    <style:style style:name="T2" style:family="text">
      <style:text-properties officeooo:rsid="001619f9"/>
    </style:style>
    <style:style style:name="T3" style:family="text">
      <style:text-properties officeooo:rsid="00180de8"/>
    </style:style>
    <style:style style:name="T4" style:family="text">
      <style:text-properties officeooo:rsid="001a0ab9"/>
    </style:style>
    <style:style style:name="T5" style:family="text">
      <style:text-properties officeooo:rsid="001ba307"/>
    </style:style>
    <style:style style:name="T6" style:family="text">
      <style:text-properties officeooo:rsid="001c5e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y Framework</text:p>
      <text:p text:style-name="P11">Columbus Scala Enthusiasts</text:p>
      <text:p text:style-name="P11">March 14, 2016</text:p>
      <text:p text:style-name="P2"/>
      <text:p text:style-name="P3"><text:span text:style-name="T1">Now owned by Lightbend, formerly Typesafe</text:span></text:p>
      <text:p text:style-name="P3">Been around since mid-2010</text:p>
      <text:p text:style-name="P4">Based on Activator</text:p>
      <text:p text:style-name="P4">Demonstrate Activator</text:p>
      <text:p text:style-name="P4"><text:tab/>activator new</text:p>
      <text:p text:style-name="P4"><text:tab/><text:tab/>&gt;400 templates – too many, use for example only</text:p>
      <text:p text:style-name="P4"><text:tab/>activator ui</text:p>
      <text:p text:style-name="P4"><text:tab/><text:tab/>useful for demo or learning only: Eclipse and IntelliJ both better</text:p>
      <text:p text:style-name="P4"><text:tab/>activator run</text:p>
      <text:p text:style-name="P4"><text:tab/><text:tab/>probably what will spend the most time running; restart when app configuration changes</text:p>
      <text:p text:style-name="P4"><text:tab/>activator test</text:p>
      <text:p text:style-name="P4"><text:tab/><text:tab/>useful when IDE gets confused</text:p>
      <text:p text:style-name="P5">Demonstrate application</text:p>
      <text:p text:style-name="P5"><text:span text:style-name="T2"><text:tab/>try blank name</text:span></text:p>
      <text:p text:style-name="P5"><text:span text:style-name="T2"><text:tab/>try script injection</text:span></text:p>
      <text:p text:style-name="P5"><text:span text:style-name="T2"><text:tab/>play a few games</text:span></text:p>
      <text:p text:style-name="P6">Examine gross structure</text:p>
      <text:p text:style-name="P6"><text:tab/>First, app subdirectory</text:p>
      <text:p text:style-name="P6"><text:tab/><text:tab/>controllers</text:p>
      <text:p text:style-name="P6"><text:tab/><text:tab/>views</text:p>
      <text:p text:style-name="P6"><text:soft-page-break/><text:tab/><text:tab/>other classes</text:p>
      <text:p text:style-name="P6"><text:tab/>Then, conf directory</text:p>
      <text:p text:style-name="P6"><text:tab/><text:tab/>application.conf</text:p>
      <text:p text:style-name="P6"><text:tab/><text:tab/>routes</text:p>
      <text:p text:style-name="P6"><text:tab/><text:span text:style-name="T3">public directory</text:span></text:p>
      <text:p text:style-name="P6"><text:tab/><text:span text:style-name="T3">test directory</text:span></text:p>
      <text:p text:style-name="P6"><text:tab/><text:span text:style-name="T3">build.sbt</text:span></text:p>
      <text:p text:style-name="P6"><text:tab/>./<text:span text:style-name="T3">activator and ./activator.bat</text:span></text:p>
      <text:p text:style-name="P7">Follow app design in more detail</text:p>
      <text:p text:style-name="P7"><text:tab/>GameController.scala</text:p>
      <text:p text:style-name="P7"><text:tab/><text:tab/>trait/object arrangement: see test</text:p>
      <text:p text:style-name="P7"><text:tab/><text:tab/>public interface creates and returns Actions</text:p>
      <text:p text:style-name="P7"><text:tab/><text:tab/>Action constructor can take closure with or without request</text:p>
      <text:p text:style-name="P7"><text:tab/><text:tab/>Closure returns Result: shortcuts Ok, BadRequest, and Redirect</text:p>
      <text:p text:style-name="P7"><text:tab/><text:tab/>Legacy practice: use Global to hold singletons</text:p>
      <text:p text:style-name="P7"><text:tab/><text:tab/><text:tab/>Current practice: DI with Guice</text:p>
      <text:p text:style-name="P7"><text:tab/><text:tab/>WebSocket treated differently</text:p>
      <text:p text:style-name="P7"><text:tab/><text:tab/><text:span text:style-name="T4">Form validation, reverse routing</text:span></text:p>
      <text:p text:style-name="P7"><text:tab/><text:span text:style-name="T4">Views</text:span></text:p>
      <text:p text:style-name="P7"><text:tab/><text:tab/><text:span text:style-name="T4">front_page.scala.html</text:span></text:p>
      <text:p text:style-name="P7"><text:tab/><text:tab/><text:span text:style-name="T4">game_page.scala.html</text:span></text:p>
      <text:p text:style-name="P8"><text:tab/><text:span text:style-name="T4">Global</text:span></text:p>
      <text:p text:style-name="P8"><text:tab/><text:tab/><text:span text:style-name="T4">Lifecycle: see superclass</text:span></text:p>
      <text:p text:style-name="P7"><text:tab/><text:tab/><text:span text:style-name="T4">Special structure for testing</text:span></text:p>
      <text:p text:style-name="P7"><text:tab/><text:span text:style-name="T4">StatisticsService</text:span></text:p>
      <text:p text:style-name="P7"><text:tab/><text:tab/><text:span text:style-name="T4">Anorm: better than ORM</text:span></text:p>
      <text:p text:style-name="P7"><text:soft-page-break/><text:tab/><text:tab/><text:span text:style-name="T4">Special structure for testing: parameterize function, anyone?</text:span></text:p>
      <text:p text:style-name="P7"><text:tab/><text:tab/><text:span text:style-name="T5">Tests for StatisticsService</text:span></text:p>
      <text:p text:style-name="P7"><text:tab/><text:span text:style-name="T5">IncomingActor</text:span></text:p>
      <text:p text:style-name="P7"><text:tab/><text:tab/><text:span text:style-name="T5">Relationship with GameActor</text:span></text:p>
      <text:p text:style-name="P9"><text:tab/><text:tab/><text:span text:style-name="T5">GameController.socket()</text:span></text:p>
      <text:p text:style-name="P9"><text:span text:style-name="T5"><text:tab/><text:tab/>Utils.js</text:span></text:p>
      <text:p text:style-name="P7"><text:tab/><text:tab/><text:span text:style-name="T5">JsValue library</text:span></text:p>
      <text:p text:style-name="P7"><text:tab/><text:tab/><text:span text:style-name="T5">PoisonPill closes WebSocket</text:span></text:p>
      <text:p text:style-name="P7"><text:tab/><text:span text:style-name="T5">GameActor</text:span></text:p>
      <text:p text:style-name="P7"><text:tab/><text:tab/><text:span text:style-name="T5">PlayerStates, nextId, gameId</text:span></text:p>
      <text:p text:style-name="P7"><text:tab/><text:tab/><text:span text:style-name="T5">Async communication with DatabaseActor</text:span></text:p>
      <text:p text:style-name="P7"><text:tab/><text:span text:style-name="T6">DatabaseActor</text:span></text:p>
      <text:p text:style-name="P7"><text:tab/><text:tab/><text:span text:style-name="T6">createTables: hack.</text:span></text:p>
      <text:p text:style-name="P7"><text:tab/><text:tab/><text:span text:style-name="T6">Special structure for testing</text:span></text:p>
      <text:p text:style-name="P7"><text:tab/><text:tab/><text:span text:style-name="T6">Anorm: writing data</text:span></text:p>
      <text:p text:style-name="P10">evolutions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20:22:46.249846956</meta:creation-date>
    <dc:date>2016-03-13T22:17:18.473319751</dc:date>
    <meta:editing-duration>PT7M51S</meta:editing-duration>
    <meta:editing-cycles>1</meta:editing-cycles>
    <meta:document-statistic meta:table-count="0" meta:image-count="0" meta:object-count="0" meta:page-count="3" meta:paragraph-count="65" meta:word-count="212" meta:character-count="1689" meta:non-whitespace-character-count="1452"/>
    <meta:generator>LibreOffice/5.0.5.2$Linux_X86_64 LibreOffice_project/00m0$Build-2</meta:generator>
  </office:meta>
</office:document-meta>
</file>